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915" officeooo:paragraph-rsid="00164915"/>
    </style:style>
    <style:style style:name="P2" style:family="paragraph" style:parent-style-name="Text_20_body">
      <style:text-properties officeooo:rsid="0016e282" officeooo:paragraph-rsid="0016e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</text:p>
      <text:p text:style-name="P1"/>
      <text:p text:style-name="Subtitle">Définition Projet </text:p>
      <text:p text:style-name="P1"/>
      <text:p text:style-name="P1">Hologramme à partir d’écran de portable, de tablette</text:p>
      <text:p text:style-name="P1">Films associé type musique faisant « danser » des personnages au rythme de la musique</text:p>
      <text:p text:style-name="P1"/>
      <text:p text:style-name="P1">Version v1</text:p>
      <text:p text:style-name="P1">On utilise une tablette pour l’écran et la visualisation des films, venant de YouTube</text:p>
      <text:p text:style-name="P1"/>
      <text:p text:style-name="P1">Version 2</text:p>
      <text:p text:style-name="P1">Idem pour la visualisation mais avec des films fabriqués par nos soins.</text:p>
      <text:p text:style-name="P1"/>
      <text:p text:style-name="P1">Version 3</text:p>
      <text:p text:style-name="P1">On remplace l’iPAD par un raspberry PI + écran</text:p>
      <text:p text:style-name="P1">Développement logiciel pour lire les vidéos en fonction d’un choix prédéterminé de type de musique</text:p>
      <text:p text:style-name="P1"/>
      <text:p text:style-name="P1"/>
      <text:p text:style-name="P1">Version 4</text:p>
      <text:p text:style-name="P1">Le Raspberry essaie de déterminer le rythme de la musique pour que les personnages bougent en rythme.</text:p>
      <text:p text:style-name="P1"/>
      <text:p text:style-name="P1"/>
      <text:h text:style-name="Heading_20_1" text:outline-level="1">Version 1</text:h>
      <text:p text:style-name="P2">On part de ce que l’on a trouvé sur le site <text:a xlink:type="simple" xlink:href="https://influence-pc.fr/12-07-2016-generateur-de-boite-a-hologramme-ajustable-pour-ecrans" text:style-name="Internet_20_link" text:visited-style-name="Visited_20_Internet_20_Link">https://influence-pc.fr/12-07-2016-generateur-de-boite-a-hologramme-ajustable-pour-ecrans</text:a> pour réaliser la partie pyramide</text:p>
      <text:p text:style-name="P2"/>
      <text:p text:style-name="P2">Influence du matériau, de son épaisseur à regarde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2:41:28.869812692</meta:creation-date>
    <dc:date>2018-05-16T12:48:10.761434290</dc:date>
    <meta:editing-duration>PT6M4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28" meta:character-count="825" meta:non-whitespace-character-count="712"/>
  </office:meta>
</office:document-meta>
</file>